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AE422660C80E3C4.png" manifest:media-type="image/png"/>
  <manifest:file-entry manifest:full-path="Pictures/100002010000064000000384861D2F203AF4E30E.png" manifest:media-type="image/png"/>
  <manifest:file-entry manifest:full-path="Pictures/1000020100000640000003840A644657CCF84B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861D2F203AF4E30E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62cm" draw:z-index="1"><draw:image xlink:href="Pictures/1000020100000640000003840A644657CCF84B3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" text:anchor-type="paragraph" svg:width="17cm" svg:height="9.562cm" draw:z-index="2"><draw:image xlink:href="Pictures/1000020100000640000003840AE422660C80E3C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2:31:23.464082358</meta:creation-date>
    <dc:date>2022-04-21T12:45:47.485183878</dc:date>
    <meta:editing-duration>PT14M2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